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3.09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388cm" svg:stroke-color="#bcaed5" draw:marker-start-width="0.78cm" draw:marker-end-width="0.78cm" draw:fill="none" draw:textarea-horizontal-align="justify" draw:textarea-vertical-align="middle" draw:auto-grow-height="false" fo:min-height="3.303cm" fo:min-width="17.912cm" fo:padding-top="0.317cm" fo:padding-bottom="0.317cm" fo:padding-left="0.442cm" fo:padding-right="0.4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svg:stroke-width="0.388cm" svg:stroke-color="#add58a" draw:marker-start-width="0.778cm" draw:marker-end-width="0.778cm" draw:fill="none" draw:textarea-horizontal-align="justify" draw:textarea-vertical-align="middle" draw:auto-grow-height="false" fo:min-height="20.071cm" fo:min-width="17.789cm" fo:padding-top="0.315cm" fo:padding-bottom="0.315cm" fo:padding-left="0.44cm" fo:padding-right="0.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388cm" svg:stroke-color="#fff685" draw:marker-start-width="0.778cm" draw:marker-end-width="0.778cm" draw:fill="none" draw:textarea-horizontal-align="justify" draw:textarea-vertical-align="middle" draw:auto-grow-height="false" fo:min-height="13.975cm" fo:min-width="16.773cm" fo:padding-top="0.315cm" fo:padding-bottom="0.315cm" fo:padding-left="0.44cm" fo:padding-right="0.4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bcaed5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add58a" fo:font-weight="bold" style:font-weight-asian="bold" style:font-weight-complex="bold"/>
    </style:style>
    <style:style style:name="P5" style:family="paragraph">
      <style:text-properties fo:color="#fff450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f450" fo:font-weight="bold" style:font-weight-asian="bold" style:font-weight-complex="bold"/>
    </style:style>
    <style:style style:name="T1" style:family="text">
      <style:text-properties fo:color="#bcaed5" fo:font-weight="bold" style:font-weight-asian="bold" style:font-weight-complex="bold"/>
    </style:style>
    <style:style style:name="T2" style:family="text">
      <style:text-properties fo:color="#add58a" fo:font-weight="bold" style:font-weight-asian="bold" style:font-weight-complex="bold"/>
    </style:style>
    <style:style style:name="T3" style:family="text">
      <style:text-properties fo:color="#fff45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921cm" svg:x="1.508cm" svg:y="1.762cm">
          <text:p text:style-name="P1">No backgr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08cm" svg:height="2.921cm" svg:x="2.27cm" svg:y="7.731cm">
          <text:p text:style-name="P1">Backgr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048cm" svg:y1="4.683cm" svg:x2="4.81cm" svg:y2="7.731cm" draw:start-shape="id1" draw:start-glue-point="8" draw:end-shape="id2" draw:end-glue-point="4" svg:d="M4048 4683l762 3048" svg:viewBox="0 0 763 3049">
          <text:p text:style-name="P1">Choose background</text:p>
        </draw:connector>
        <draw:custom-shape draw:style-name="gr1" draw:text-style-name="P1" xml:id="id3" draw:id="id3" draw:layer="layout" svg:width="5.08cm" svg:height="2.921cm" svg:x="6.207cm" svg:y="22.463cm">
          <text:p text:style-name="P1">Wait for ‘isActive’</text:p>
          <text:p text:style-name="P1">state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81cm" svg:y1="10.652cm" svg:x2="8.747cm" svg:y2="22.463cm" draw:start-shape="id2" draw:start-glue-point="8" draw:end-shape="id3" draw:end-glue-point="4" svg:d="M4810 10652l3937 11811" svg:viewBox="0 0 3938 11812">
          <text:p text:style-name="P1"/>
          <text:p text:style-name="P1"/>
          <text:p text:style-name="P1"/>
          <text:p text:style-name="P1"/>
          <text:p text:style-name="P1"/>
          <text:p text:style-name="P1"><text:s text:c="7"/>Press ‘start’</text:p>
          <text:p text:style-name="P1"><text:s text:c="16"/>(new video ins)</text:p>
        </draw:connector>
        <draw:custom-shape draw:style-name="gr1" draw:text-style-name="P1" xml:id="id4" draw:id="id4" draw:layer="layout" svg:width="5.08cm" svg:height="2.921cm" svg:x="13.827cm" svg:y="14.462cm">
          <text:p text:style-name="P1">AddFrames</text:p>
          <text:p text:style-name="P1">state=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6.606cm" svg:y1="10.225cm" svg:x2="14.571cm" svg:y2="16.956cm" draw:start-shape="id2" draw:start-glue-point="9" draw:end-shape="id4" draw:end-glue-point="7" svg:d="M6606 10225l7965 6731" svg:viewBox="0 0 7966 6732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ess <text:s/>‘start’ </text:p>
          <text:p text:style-name="P1">(new video ins </text:p>
          <text:p text:style-name="P1">+ record)</text:p>
        </draw:connector>
        <draw:connector draw:style-name="gr2" draw:text-style-name="P2" draw:layer="layout" draw:type="line" svg:x1="10.543cm" svg:y1="22.89cm" svg:x2="16.367cm" svg:y2="17.383cm" draw:start-shape="id3" draw:start-glue-point="11" draw:end-shape="id4" draw:end-glue-point="8" svg:d="M10543 22890l5824-5507" svg:viewBox="0 0 5825 5508">
          <text:p text:style-name="P1">IsActive</text:p>
          <text:p text:style-name="P1">(record)</text:p>
        </draw:connector>
        <draw:connector draw:style-name="gr2" draw:text-style-name="P2" draw:layer="layout" draw:type="line" svg:x1="18.163cm" svg:y1="16.956cm" svg:x2="11.287cm" svg:y2="23.924cm" draw:start-shape="id4" draw:start-glue-point="9" draw:end-shape="id3" draw:end-glue-point="10" svg:d="M18163 16956l-6876 6968" svg:viewBox="0 0 6877 6969">
          <text:p text:style-name="P1"/>
          <text:p text:style-name="P1"/>
          <text:p text:style-name="P1"/>
          <text:p text:style-name="P1"/>
          <text:p text:style-name="P1">!isActive</text:p>
          <text:p text:style-name="P1">(stop recording)</text:p>
        </draw:connector>
        <draw:custom-shape draw:style-name="gr3" draw:text-style-name="P2" draw:layer="layout" svg:width="18.796cm" svg:height="3.937cm" svg:x="1cm" svg:y="1.1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259cm" svg:height="0.962cm" svg:x="13.319cm" svg:y="1.435cm">
          <draw:text-box>
            <text:p><text:span text:style-name="T1">Background False</text:span></text:p>
          </draw:text-box>
        </draw:frame>
        <draw:custom-shape draw:style-name="gr5" draw:text-style-name="P2" draw:layer="layout" svg:width="18.669cm" svg:height="20.701cm" svg:x="1cm" svg:y="5.44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722cm" svg:height="0.962cm" svg:x="13.573cm" svg:y="5.826cm">
          <draw:text-box>
            <text:p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T</text:span><text:span text:style-name="T2">r</text:span><text:span text:style-name="T2">u</text:span><text:span text:style-name="T2">e</text:span></text:p>
          </draw:text-box>
        </draw:frame>
        <draw:custom-shape draw:style-name="gr7" draw:text-style-name="P2" draw:layer="layout" svg:width="17.653cm" svg:height="14.605cm" svg:x="1.508cm" svg:y="11.03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159cm" svg:height="0.962cm" svg:x="13.573cm" svg:y="11.214cm">
          <draw:text-box>
            <text:p text:style-name="P5"><text:span text:style-name="T3">Recording True</text:span></text:p>
          </draw:text-box>
        </draw:frame>
        <draw:connector draw:style-name="gr2" draw:text-style-name="P2" draw:layer="layout" draw:type="line" svg:x1="14.571cm" svg:y1="14.889cm" svg:x2="7.35cm" svg:y2="9.192cm" draw:start-shape="id4" draw:start-glue-point="5" draw:end-shape="id2" draw:end-glue-point="10" svg:d="M14571 14889l-7221-5697" svg:viewBox="0 0 7222 5698">
          <text:p text:style-name="P1"/>
          <text:p text:style-name="P1">Press ‘stop’</text:p>
          <text:p text:style-name="P1">(stop recording </text:p>
          <text:p text:style-name="P1">+ delete video)</text:p>
        </draw:connector>
        <draw:connector draw:style-name="gr2" draw:text-style-name="P2" draw:layer="layout" draw:type="line" svg:x1="6.951cm" svg:y1="22.89cm" svg:x2="3.014cm" svg:y2="10.225cm" draw:start-shape="id3" draw:start-glue-point="5" draw:end-shape="id2" draw:end-glue-point="7" svg:d="M6951 22890l-3937-12665" svg:viewBox="0 0 3938 12666">
          <text:p text:style-name="P1">Press ‘stop’</text:p>
          <text:p text:style-name="P1">delete video</text:p>
          <text:p text:style-name="P1"/>
          <text:p text:style-name="P1"/>
        </draw:connector>
        <draw:connector draw:style-name="gr2" draw:text-style-name="P2" draw:layer="layout" draw:type="curve" svg:x1="7.35cm" svg:y1="9.192cm" svg:x2="6.606cm" svg:y2="8.158cm" draw:start-shape="id2" draw:start-glue-point="10" draw:end-shape="id2" draw:end-glue-point="11" svg:d="M7350 9192c753 0 628-982 254-1589s-998-838-998 555" svg:viewBox="0 0 1296 2067">
          <text:p text:style-name="P1"><text:s text:c="39"/>Choose background</text:p>
        </draw:connector>
        <draw:connector draw:style-name="gr2" draw:text-style-name="P2" draw:layer="layout" draw:type="line" svg:x1="6.207cm" svg:y1="23.924cm" svg:x2="2.27cm" svg:y2="9.192cm" draw:start-shape="id3" draw:start-glue-point="6" draw:end-shape="id2" draw:end-glue-point="6" svg:d="M6207 23924l-3937-14732" svg:viewBox="0 0 3938 1473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hoose Background</text:p>
          <text:p text:style-name="P1">delete video</text:p>
        </draw:connector>
        <draw:connector draw:style-name="gr2" draw:text-style-name="P2" draw:layer="layout" draw:type="line" svg:x1="18.163cm" svg:y1="14.889cm" svg:x2="7.35cm" svg:y2="9.192cm" draw:start-shape="id4" draw:start-glue-point="11" draw:end-shape="id2" draw:end-glue-point="10" svg:d="M18163 14889l-10813-5697" svg:viewBox="0 0 10814 5698">
          <text:p text:style-name="P1"/>
          <text:p text:style-name="P1"/>
          <text:p text:style-name="P1"/>
          <text:p text:style-name="P1"><text:s text:c="37"/>Choose background</text:p>
          <text:p text:style-name="P1"><text:s text:c="41"/>(stop recording</text:p>
          <text:p text:style-name="P1"><text:s text:c="43"/>+ delete video)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9T10:34:32.469128409</meta:creation-date>
    <dc:date>2020-04-19T16:44:56.074477386</dc:date>
    <meta:editing-duration>PT3H7M29S</meta:editing-duration>
    <meta:editing-cycles>3</meta:editing-cycles>
    <meta:generator>LibreOffice/6.0.7.3$Linux_X86_64 LibreOffice_project/00m0$Build-3</meta:generator>
    <meta:document-statistic meta:object-count="20"/>
  </office:meta>
</office:document-meta>
</file>